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list-style-name="L3">
      <style:text-properties officeooo:rsid="00257667" officeooo:paragraph-rsid="00257667"/>
    </style:style>
    <style:style style:name="P12" style:family="paragraph" style:parent-style-name="Text_20_body" style:list-style-name="L4">
      <style:text-properties officeooo:paragraph-rsid="00257667"/>
    </style:style>
    <style:style style:name="P13" style:family="paragraph" style:parent-style-name="Text_20_body" style:list-style-name="L5"/>
    <style:style style:name="P14" style:family="paragraph" style:parent-style-name="Text_20_body">
      <style:paragraph-properties fo:margin-left="0in" fo:margin-right="0in" fo:text-indent="0in" style:auto-text-indent="false"/>
    </style:style>
    <style:style style:name="P15" style:family="paragraph" style:parent-style-name="Subtitle">
      <style:text-properties style:font-name="Liberation Serif"/>
    </style:style>
    <style:style style:name="P16" style:family="paragraph" style:parent-style-name="Heading_20_2">
      <style:text-properties officeooo:rsid="001ee3a2" officeooo:paragraph-rsid="001ee3a2"/>
    </style:style>
    <style:style style:name="P17" style:family="paragraph" style:parent-style-name="Heading_20_2">
      <style:text-properties officeooo:rsid="00257667" officeooo:paragraph-rsid="00257667"/>
    </style:style>
    <style:style style:name="P18" style:family="paragraph" style:parent-style-name="Heading_20_1">
      <style:text-properties officeooo:paragraph-rsid="001dde5b"/>
    </style:style>
    <style:style style:name="P19" style:family="paragraph" style:parent-style-name="Heading_20_1">
      <style:text-properties officeooo:rsid="0020ac0e" officeooo:paragraph-rsid="0020ac0e"/>
    </style:style>
    <style:style style:name="P20"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15">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16"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text:soft-page-break/>implementation, though, driving the need for this project. For an annotated list of related projects and inspirations to this project, see the "Related projects and inspirations" section of the bibliography at the end of this proposal.</text:p>
      <text:h text:style-name="P18"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19" text:outline-level="1">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text:soft-page-break/>Specification</text:p>
            </text:list-item>
            <text:list-item>
              <text:p text:style-name="P8">Reference implementation</text:p>
            </text:list-item>
          </text:list>
        </text:list-item>
        <text:list-item>
          <text:p text:style-name="P8">Data storage <text:span text:style-name="T3">system and infrastructure</text:span>: mechanism for storing append-only set of records, each comprising a unique ID paired with a node document</text:p>
        </text:list-item>
        <text:list-item>
          <text:p text:style-name="P9">Software system, including:</text:p>
          <text:list>
            <text:list-item>
              <text:p text:style-name="P9">Client component</text:p>
            </text:list-item>
            <text:list-item>
              <text:p text:style-name="P9">Server components, <text:span text:style-name="T4">including</text:span>:</text:p>
              <text:list>
                <text:list-item>
                  <text:p text:style-name="P9">Public-facing API</text:p>
                </text:list-item>
                <text:list-item>
                  <text:p text:style-name="P9">Search engine</text:p>
                </text:list-item>
                <text:list-item>
                  <text:p text:style-name="P9">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1">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1">Make sure that all tests pass when releasing changes to the software.</text:p>
        </text:list-item>
        <text:list-item>
          <text:p text:style-name="P11">Thorough automated unit tests should be provided and kept passing.</text:p>
        </text:list-item>
      </text:list>
      <text:h text:style-name="P17" text:outline-level="2">Prerequisites for code to be added to the repository</text:h>
      <text:list xml:id="list1645925880" text:style-name="L4">
        <text:list-item>
          <text:p text:style-name="P12">Code must be readable and documented.</text:p>
        </text:list-item>
        <text:list-item>
          <text:p text:style-name="P12">Code must not cause or have failing tests.</text:p>
        </text:list-item>
        <text:list-item>
          <text:p text:style-name="P12">Code should include thorough automatic test coverage.</text:p>
        </text:list-item>
        <text:list-item>
          <text:p text:style-name="P12"><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3">Potential for data loss</text:p>
        </text:list-item>
        <text:list-item>
          <text:p text:style-name="P13"><text:soft-page-break/>Security vulnerabilities</text:p>
        </text:list-item>
        <text:list-item>
          <text:p text:style-name="P13">Functional regressions</text:p>
        </text:list-item>
        <text:list-item>
          <text:p text:style-name="P13">Incorrect results</text:p>
        </text:list-item>
        <text:list-item>
          <text:p text:style-name="P13">Crashes, lack of accessibility/internationalization, and similar critical usability issues</text:p>
        </text:list-item>
        <text:list-item>
          <text:p text:style-name="P13">Slow code with a significant impact on usability</text:p>
        </text:list-item>
        <text:list-item>
          <text:p text:style-name="P13">Aesthetic regressions</text:p>
        </text:list-item>
        <text:list-item>
          <text:p text:style-name="P13">Minor usability issues</text:p>
        </text:list-item>
        <text:list-item>
          <text:p text:style-name="P13">Slow code with a moderate impact on usability</text:p>
        </text:list-item>
        <text:list-item>
          <text:p text:style-name="P13">Missing feature<text:span text:style-name="T9">s</text:span></text:p>
        </text:list-item>
      </text:list>
      <text:h text:style-name="Heading_20_1" text:outline-level="1">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14"/>
      <text:h text:style-name="Heading_20_1" text:outline-level="1">Implementation components</text:h>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oftware/stagel.htm" text:style-name="Internet_20_link" text:visited-style-name="Visited_20_Internet_20_Link">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ext:soft-page-break/>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ext:soft-page-break/>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ot/writings/blogs/elliotchandlernmd442/2017/12/06/12799819e/" text:style-name="Internet_20_link" text:visited-style-name="Visited_20_Internet_20_Link">here</text:a>. It would be used by <text:soft-page-break/>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p text:style-name="Text_20_body"/>
      <text:h text:style-name="Heading_20_1" text:outline-level="1">EITE specific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6</text:page-number><text:s/>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6T23:35:38.890472542</dc:date>
    <meta:editing-duration>PT1H23M40S</meta:editing-duration>
    <meta:editing-cycles>11</meta:editing-cycles>
    <meta:generator>LibreOffice/6.1.4.2$Linux_X86_64 LibreOffice_project/10$Build-2</meta:generator>
    <meta:document-statistic meta:table-count="1" meta:image-count="0" meta:object-count="0" meta:page-count="7" meta:paragraph-count="121" meta:word-count="2469" meta:character-count="16727" meta:non-whitespace-character-count="14410"/>
  </office:meta>
</office:document-meta>
</file>